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ca02" officeooo:paragraph-rsid="0009ca02"/>
    </style:style>
    <style:style style:name="P2" style:family="paragraph" style:parent-style-name="Standard">
      <style:paragraph-properties fo:text-align="end" style:justify-single-word="false"/>
      <style:text-properties officeooo:rsid="0009ca02" officeooo:paragraph-rsid="0009ca02"/>
    </style:style>
    <style:style style:name="P3" style:family="paragraph" style:parent-style-name="Standard">
      <style:paragraph-properties fo:text-align="start" style:justify-single-word="false"/>
      <style:text-properties officeooo:rsid="0009ca02" officeooo:paragraph-rsid="0009ca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Jonathon Delemos </text:p>
      <text:p text:style-name="P2">Doctor Baadqir </text:p>
      <text:p text:style-name="P2">Introduction Assignment</text:p>
      <text:p text:style-name="P2">8/28/2024</text:p>
      <text:p text:style-name="P1"/>
      <text:p text:style-name="P1">Autobiography</text:p>
      <text:p text:style-name="P3"><text:tab/>Shortcuts exist everywhere. Regardless of age, it’s easy to take these shortcuts. You can avoid doing your homework, chores, work, it’s easy. I know because I used to do it. I have never really been a fantastic student. My work ethic was never great, I almost always gave a half effort. What’s worse, I knew I could do more. Somehow, overtime, I began to change. Now, I am persistent, honest, and unwavering when it comes to academics. It didn’t come easy. I started at Chico State in 2011. I’ll leave that to the readers imagination to how that ended. Flash forward, it’s 2024 and I currently work as a director at the Mathnasium in El Dorado Hills. Not a day goes by that I don’t think about my journey. My name is Jonathon Delemos and I’m a senior computer science student at Sac State. Throughout this paper we will discuss my ethnicity, early childhood, and work history. </text:p>
      <text:p text:style-name="P3"><text:tab/>Based on the research my father has done my ethnicity is Scandinavian. In my early teens, my father took trips to various libraries trying to follow the paper trail of our family migration to the United States. He even went as far as Washington D.C. to view the travel logs with our last name on them in the library of congress. Our last name is Delemos. However, in the past documents it has been written as De Lemos. This is a city in Spain. You can find it by searching for “Monforte De Lemos”. Upon doing an ancestry test, that’s when he found out we were Scandinavian. It sort of contradicts the last name which I found interesting. </text:p>
      <text:p text:style-name="P3"><text:tab/>My early childhood consisted of sports, after school programs, and family gatherings. I was born in Sacramento, California in Carmichael. My father worked as a groundwater engineer for my grandfather and my mother worked as a nurse. Initially, we were quite poor. For instance, when my parents were on vacation, it had begun to rain. Both my parents clothes were getting wet and my mother asked my father if they should buy an umbrella. Standing in the rain, clothes getting soaked, he said “we have an umbrella at home”. They of course were in Germany, so that umbrella at home was terribly useful.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1:19:07.707245865</meta:creation-date>
    <dc:date>2024-08-28T11:48:22.963835850</dc:date>
    <meta:editing-duration>PT29M16S</meta:editing-duration>
    <meta:editing-cycles>1</meta:editing-cycles>
    <meta:document-statistic meta:table-count="0" meta:image-count="0" meta:object-count="0" meta:page-count="1" meta:paragraph-count="8" meta:word-count="386" meta:character-count="2197" meta:non-whitespace-character-count="1809"/>
    <meta:generator>LibreOffice/7.6.7.2$Linux_X86_64 LibreOffice_project/60$Build-2</meta:generator>
  </office:meta>
</office:document-meta>
</file>